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Fonts/Font_Fraunces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Fraunces" svg:font-family="Fraunces" style:font-pitch="variable">
      <svg:font-face-src>
        <svg:font-face-uri xlink:href="Fonts/Font_Fraunces_1.ttf" xlink:type="simple" loext:font-style="normal" loext:font-weight="normal">
          <svg:font-face-format svg:string="truetype"/>
        </svg:font-face-uri>
        <svg:font-face-uri xlink:href="Fonts/Font_Fraunces_1.ttf" xlink:type="simple" loext:font-style="normal" loext:font-weight="bold">
          <svg:font-face-format svg:string="truetype"/>
        </svg:font-face-uri>
        <svg:font-face-uri xlink:href="Fonts/Font_Fraunces_1.ttf" xlink:type="simple" loext:font-style="italic" loext:font-weight="normal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Fraunces" fo:font-size="6pt" style:font-size-asian="6pt" style:font-size-complex="6pt" loext:font-optical-sizing="auto"/>
    </style:style>
    <style:style style:name="P2" style:family="paragraph" style:parent-style-name="Standard">
      <style:text-properties style:font-name="Fraunces" fo:font-size="9pt" officeooo:paragraph-rsid="00203c44" style:font-size-asian="9pt" style:font-size-complex="9pt" loext:font-optical-sizing="auto"/>
    </style:style>
    <style:style style:name="P3" style:family="paragraph" style:parent-style-name="Standard">
      <style:text-properties style:font-name="Fraunces" fo:font-size="20pt" officeooo:paragraph-rsid="00203c44" style:font-size-asian="20pt" style:font-size-complex="20pt" loext:font-optical-sizing="auto"/>
    </style:style>
    <style:style style:name="P4" style:family="paragraph" style:parent-style-name="Standard">
      <style:text-properties style:font-name="Fraunces" fo:font-size="40pt" officeooo:paragraph-rsid="00203c44" style:font-size-asian="40pt" style:font-size-complex="40pt" loext:font-optical-sizing="auto"/>
    </style:style>
    <style:style style:name="P5" style:family="paragraph" style:parent-style-name="Standard">
      <style:text-properties style:font-name="Fraunces" fo:font-size="60pt" officeooo:paragraph-rsid="00203c44" style:font-size-asian="60pt" style:font-size-complex="60pt" loext:font-optical-sizing="auto"/>
    </style:style>
    <style:style style:name="P6" style:family="paragraph" style:parent-style-name="Standard">
      <style:text-properties style:font-name="Fraunces" fo:font-size="80pt" officeooo:paragraph-rsid="00203c44" style:font-size-asian="80pt" style:font-size-complex="80pt" loext:font-optical-sizing="auto"/>
    </style:style>
    <style:style style:name="P7" style:family="paragraph" style:parent-style-name="Standard">
      <style:text-properties style:font-name="Fraunces" fo:font-size="144pt" officeooo:paragraph-rsid="00203c44" style:font-size-asian="144pt" style:font-size-complex="144pt" loext:font-optical-sizing="auto"/>
    </style:style>
    <style:style style:name="P8" style:family="paragraph" style:parent-style-name="Standard">
      <style:text-properties style:font-name="Fraunces" fo:font-size="150pt" officeooo:paragraph-rsid="00203c44" style:font-size-asian="150pt" style:font-size-complex="150pt" loext:font-optical-sizing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ereas recognition of the inherent dignity</text:p>
      <text:p text:style-name="P2">Whereas recognition of the inherent dignity</text:p>
      <text:p text:style-name="P3">Whereas recognition of the inherent dignity</text:p>
      <text:p text:style-name="P4">Whereas recognition of t...</text:p>
      <text:p text:style-name="P5">Whereas recogn...</text:p>
      <text:p text:style-name="P6">Whereas rec...</text:p>
      <text:p text:style-name="P7">Where...</text:p>
      <text:p text:style-name="P8">Where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Fraunces" svg:font-family="Fraunce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EG" style:letter-kerning="true" style:font-name-asian="Songti SC" style:font-size-asian="10.5pt" style:language-asian="zh" style:country-asian="CN" style:font-name-complex="Tahoma1" style:font-size-complex="12pt" style:language-complex="ar" style:country-complex="EG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EG" style:letter-kerning="true" style:font-name-asian="Songti SC" style:font-size-asian="10.5pt" style:language-asian="zh" style:country-asian="CN" style:font-name-complex="Tahoma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 loext:hyphenation-compound-remain-char-count="2" loext:hyphenation-compound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5T12:54:48.236746000</meta:creation-date>
    <dc:date>2026-02-26T15:36:24.117018000</dc:date>
    <meta:editing-duration>PT31M30S</meta:editing-duration>
    <meta:editing-cycles>9</meta:editing-cycles>
    <meta:generator>LibreOfficeDev/26.8.0.0.alpha0$MacOSX_AARCH64 LibreOffice_project/440f11d8fc8c13a09bb75efa9506f18425143c9b</meta:generator>
    <meta:print-date>2026-02-26T15:13:50.274254000</meta:print-date>
    <meta:printed-by>PDF files</meta:printed-by>
    <meta:document-statistic meta:table-count="0" meta:image-count="0" meta:object-count="0" meta:page-count="1" meta:paragraph-count="8" meta:word-count="28" meta:character-count="203" meta:non-whitespace-character-count="183"/>
  </office:meta>
</office:document-meta>
</file>